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Handleiding voor beginners</text:h>
      <text:p text:style-name="First_20_paragraph">Deze handleiding laat stap voor stap zien hoe je kunt beginnen met OpenStreetMap. Je zult leren hoe je een account kun aanmaken, hoe je basis editing software kunt gebruiken en later zul je leren hoe je buiten informatie kunt verzamelen en op de kaart kunt zetten. De coördinatie onderdelen bevatten informatie over <text:a xlink:type="simple" xlink:href="../../../../../en/coordination/"><text:span text:style-name="Definition">HOT Remote Mapping</text:span></text:a></text:p>
      <text:p text:style-name="P2"><text:s/>Bijgewerkt op 25-07-2015</text:p>
      <text:p text:style-name="First_20_paragraph">Beginnen</text:p>
      <text:list xml:id="list9205479025258363057" text:style-name="L3">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30T18:38:25.339019411</dc:date>
    <dc:creator>Nick Allen</dc:creator>
    <meta:editing-duration>P0D</meta:editing-duration>
    <meta:editing-cycles>1</meta:editing-cycles>
    <meta:document-statistic meta:table-count="0" meta:image-count="0" meta:object-count="0" meta:page-count="1" meta:paragraph-count="11" meta:word-count="78" meta:character-count="489" meta:non-whitespace-character-count="422"/>
    <meta:generator>LibreOffice/4.2.8.2$Linux_X86_64 LibreOffice_project/420m0$Build-2</meta:generator>
  </office:meta>
</office:document-meta>
</file>